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8cb6" officeooo:paragraph-rsid="00168c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’ai <text:s/>fais la partie <text:s/>authentification <text:s/>pour ce connecter utiliser</text:p>
      <text:p text:style-name="P1"><text:s/>username :<text:a xlink:type="simple" xlink:href="mailto:syaka@gmail.com" text:style-name="Internet_20_link" text:visited-style-name="Visited_20_Internet_20_Link">syaka@gmail.com</text:a></text:p>
      <text:p text:style-name="P1"><text:s/>password:samate199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4T08:40:16.426722601</meta:creation-date>
    <dc:date>2019-12-24T08:43:20.222068636</dc:date>
    <meta:editing-duration>PT3M4S</meta:editing-duration>
    <meta:editing-cycles>1</meta:editing-cycles>
    <meta:document-statistic meta:table-count="0" meta:image-count="0" meta:object-count="0" meta:page-count="1" meta:paragraph-count="3" meta:word-count="12" meta:character-count="112" meta:non-whitespace-character-count="98"/>
    <meta:generator>LibreOffice/6.0.7.3$Linux_X86_64 LibreOffice_project/00m0$Build-3</meta:generator>
  </office:meta>
</office:document-meta>
</file>